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51.82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arch_results_3" table:style-name="ta1"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plit7_test_score</text:p>
          </table:table-cell>
          <table:table-cell office:value-type="string" calcext:value-type="string">
            <text:p>split7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3.3788058757782" calcext:value-type="float">
            <text:p>23.3788058757782</text:p>
          </table:table-cell>
          <table:table-cell office:value-type="float" office:value="11.175777554512" calcext:value-type="float">
            <text:p>11.175777554512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6906064482313" calcext:value-type="float">
            <text:p>0.996906064482313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7876857749469" calcext:value-type="float">
            <text:p>0.997876857749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6463932107496" calcext:value-type="float">
            <text:p>0.99646393210749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7171145685997" calcext:value-type="float">
            <text:p>0.99717114568599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7879858657244" calcext:value-type="float">
            <text:p>0.997879858657244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1.64696786120842" calcext:value-type="float">
            <text:p>1.64696786120842</text:p>
          </table:table-cell>
          <table:table-cell office:value-type="float" office:value="1.13655429143814" calcext:value-type="float">
            <text:p>1.13655429143814</text:p>
          </table:table-cell>
          <table:table-cell office:value-type="float" office:value="0.019027090830743" calcext:value-type="float">
            <text:p>0.019027090830743</text:p>
          </table:table-cell>
          <table:table-cell office:value-type="float" office:value="0.000700960407155962" calcext:value-type="float">
            <text:p>0.000700960407156</text:p>
          </table:table-cell>
        </table:table-row>
        <table:table-row table:style-name="ro1">
          <table:table-cell office:value-type="float" office:value="25.681269466877" calcext:value-type="float">
            <text:p>25.681269466877</text:p>
          </table:table-cell>
          <table:table-cell office:value-type="float" office:value="10.8789971768856" calcext:value-type="float">
            <text:p>10.8789971768856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6994403704928" calcext:value-type="float">
            <text:p>0.996994403704928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" calcext:value-type="float">
            <text:p>2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7876857749469" calcext:value-type="float">
            <text:p>0.997876857749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6463932107496" calcext:value-type="float">
            <text:p>0.99646393210749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171145685997" calcext:value-type="float">
            <text:p>0.99717114568599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8586572438162" calcext:value-type="float">
            <text:p>0.998586572438162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3.50791961229257" calcext:value-type="float">
            <text:p>3.50791961229257</text:p>
          </table:table-cell>
          <table:table-cell office:value-type="float" office:value="2.87203963022465" calcext:value-type="float">
            <text:p>2.87203963022465</text:p>
          </table:table-cell>
          <table:table-cell office:value-type="float" office:value="0.0204187039116409" calcext:value-type="float">
            <text:p>0.020418703911641</text:p>
          </table:table-cell>
          <table:table-cell office:value-type="float" office:value="0.000847360998020324" calcext:value-type="float">
            <text:p>0.00084736099802</text:p>
          </table:table-cell>
        </table:table-row>
        <table:table-row table:style-name="ro1">
          <table:table-cell office:value-type="float" office:value="17.8177275955677" calcext:value-type="float">
            <text:p>17.8177275955677</text:p>
          </table:table-cell>
          <table:table-cell office:value-type="float" office:value="8.23078984022141" calcext:value-type="float">
            <text:p>8.23078984022141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1259207943642" calcext:value-type="float">
            <text:p>0.981259207943642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3" calcext:value-type="float">
            <text:p>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5855728429986" calcext:value-type="float">
            <text:p>0.98585572842998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0.667636382394328" calcext:value-type="float">
            <text:p>0.667636382394328</text:p>
          </table:table-cell>
          <table:table-cell office:value-type="float" office:value="0.874951691023359" calcext:value-type="float">
            <text:p>0.874951691023359</text:p>
          </table:table-cell>
          <table:table-cell office:value-type="float" office:value="0.0194365226209547" calcext:value-type="float">
            <text:p>0.019436522620955</text:p>
          </table:table-cell>
          <table:table-cell office:value-type="float" office:value="0.00217593727964524" calcext:value-type="float">
            <text:p>0.002175937279645</text:p>
          </table:table-cell>
        </table:table-row>
        <table:table-row table:style-name="ro1">
          <table:table-cell office:value-type="float" office:value="20.5734674930572" calcext:value-type="float">
            <text:p>20.5734674930572</text:p>
          </table:table-cell>
          <table:table-cell office:value-type="float" office:value="11.8073070049286" calcext:value-type="float">
            <text:p>11.8073070049286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0198199798084" calcext:value-type="float">
            <text:p>0.980198199798084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905233380481" calcext:value-type="float">
            <text:p>0.98090523338048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40094343752373" calcext:value-type="float">
            <text:p>0.940094343752373</text:p>
          </table:table-cell>
          <table:table-cell office:value-type="float" office:value="0.784900021734871" calcext:value-type="float">
            <text:p>0.784900021734871</text:p>
          </table:table-cell>
          <table:table-cell office:value-type="float" office:value="0.019485540912239" calcext:value-type="float">
            <text:p>0.019485540912239</text:p>
          </table:table-cell>
          <table:table-cell office:value-type="float" office:value="0.00145567621047216" calcext:value-type="float">
            <text:p>0.001455676210472</text:p>
          </table:table-cell>
        </table:table-row>
        <table:table-row table:style-name="ro1">
          <table:table-cell office:value-type="float" office:value="20.2713260948658" calcext:value-type="float">
            <text:p>20.2713260948658</text:p>
          </table:table-cell>
          <table:table-cell office:value-type="float" office:value="11.5720057189465" calcext:value-type="float">
            <text:p>11.5720057189465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329251051767" calcext:value-type="float">
            <text:p>0.98329251051767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4430290162774" calcext:value-type="float">
            <text:p>0.98443029016277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84441301272984" calcext:value-type="float">
            <text:p>0.98444130127298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1.03200108142153" calcext:value-type="float">
            <text:p>1.03200108142153</text:p>
          </table:table-cell>
          <table:table-cell office:value-type="float" office:value="0.593789757680167" calcext:value-type="float">
            <text:p>0.593789757680167</text:p>
          </table:table-cell>
          <table:table-cell office:value-type="float" office:value="0.0190056388524344" calcext:value-type="float">
            <text:p>0.019005638852434</text:p>
          </table:table-cell>
          <table:table-cell office:value-type="float" office:value="0.00149198895942455" calcext:value-type="float">
            <text:p>0.001491988959425</text:p>
          </table:table-cell>
        </table:table-row>
        <table:table-row table:style-name="ro1">
          <table:table-cell office:value-type="float" office:value="19.5628233850002" calcext:value-type="float">
            <text:p>19.5628233850002</text:p>
          </table:table-cell>
          <table:table-cell office:value-type="float" office:value="7.32604095339775" calcext:value-type="float">
            <text:p>7.32604095339775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6817600221875" calcext:value-type="float">
            <text:p>0.99681760022187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6463932107496" calcext:value-type="float">
            <text:p>0.99646393210749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7171145685997" calcext:value-type="float">
            <text:p>0.99717114568599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7879858657244" calcext:value-type="float">
            <text:p>0.997879858657244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1.1731167455528" calcext:value-type="float">
            <text:p>1.1731167455528</text:p>
          </table:table-cell>
          <table:table-cell office:value-type="float" office:value="1.21252621183475" calcext:value-type="float">
            <text:p>1.21252621183475</text:p>
          </table:table-cell>
          <table:table-cell office:value-type="float" office:value="0.0195659860820635" calcext:value-type="float">
            <text:p>0.019565986082064</text:p>
          </table:table-cell>
          <table:table-cell office:value-type="float" office:value="0.000611854519628129" calcext:value-type="float">
            <text:p>0.000611854519628</text:p>
          </table:table-cell>
        </table:table-row>
        <table:table-row table:style-name="ro1">
          <table:table-cell office:value-type="float" office:value="19.6315816938877" calcext:value-type="float">
            <text:p>19.6315816938877</text:p>
          </table:table-cell>
          <table:table-cell office:value-type="float" office:value="7.56996062397957" calcext:value-type="float">
            <text:p>7.5699606239795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6994341230231" calcext:value-type="float">
            <text:p>0.996994341230231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7" calcext:value-type="float">
            <text:p>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97876857749469" calcext:value-type="float">
            <text:p>0.997876857749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756718528996" calcext:value-type="float">
            <text:p>0.99575671852899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171145685997" calcext:value-type="float">
            <text:p>0.99717114568599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8586572438162" calcext:value-type="float">
            <text:p>0.99858657243816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7173144876325" calcext:value-type="float">
            <text:p>0.997173144876325</text:p>
          </table:table-cell>
          <table:table-cell office:value-type="float" office:value="1.49351387782499" calcext:value-type="float">
            <text:p>1.49351387782499</text:p>
          </table:table-cell>
          <table:table-cell office:value-type="float" office:value="0.978994399293157" calcext:value-type="float">
            <text:p>0.978994399293157</text:p>
          </table:table-cell>
          <table:table-cell office:value-type="float" office:value="0.0177336338061274" calcext:value-type="float">
            <text:p>0.017733633806127</text:p>
          </table:table-cell>
          <table:table-cell office:value-type="float" office:value="0.000918410519967215" calcext:value-type="float">
            <text:p>0.000918410519967</text:p>
          </table:table-cell>
        </table:table-row>
        <table:table-row table:style-name="ro1">
          <table:table-cell office:value-type="float" office:value="19.6112467646599" calcext:value-type="float">
            <text:p>19.6112467646599</text:p>
          </table:table-cell>
          <table:table-cell office:value-type="float" office:value="8.21111887693405" calcext:value-type="float">
            <text:p>8.2111188769340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3380849740286" calcext:value-type="float">
            <text:p>0.983380849740286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85845718329795" calcext:value-type="float">
            <text:p>0.98584571832979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83734087694484" calcext:value-type="float">
            <text:p>0.98373408769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734087694484" calcext:value-type="float">
            <text:p>0.98373408769448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1.3416118710352" calcext:value-type="float">
            <text:p>1.3416118710352</text:p>
          </table:table-cell>
          <table:table-cell office:value-type="float" office:value="1.53439245344696" calcext:value-type="float">
            <text:p>1.53439245344696</text:p>
          </table:table-cell>
          <table:table-cell office:value-type="float" office:value="0.0208715305053567" calcext:value-type="float">
            <text:p>0.020871530505357</text:p>
          </table:table-cell>
          <table:table-cell office:value-type="float" office:value="0.00131832938665197" calcext:value-type="float">
            <text:p>0.001318329386652</text:p>
          </table:table-cell>
        </table:table-row>
        <table:table-row table:style-name="ro1">
          <table:table-cell office:value-type="float" office:value="17.4953394532204" calcext:value-type="float">
            <text:p>17.4953394532204</text:p>
          </table:table-cell>
          <table:table-cell office:value-type="float" office:value="7.94745928049088" calcext:value-type="float">
            <text:p>7.9474592804908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9844967945448" calcext:value-type="float">
            <text:p>0.979844967945448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2319660537482" calcext:value-type="float">
            <text:p>0.98231966053748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463828640337497" calcext:value-type="float">
            <text:p>0.463828640337497</text:p>
          </table:table-cell>
          <table:table-cell office:value-type="float" office:value="0.267232375550769" calcext:value-type="float">
            <text:p>0.267232375550769</text:p>
          </table:table-cell>
          <table:table-cell office:value-type="float" office:value="0.0208985886348162" calcext:value-type="float">
            <text:p>0.020898588634816</text:p>
          </table:table-cell>
          <table:table-cell office:value-type="float" office:value="0.00172595613943829" calcext:value-type="float">
            <text:p>0.001725956139438</text:p>
          </table:table-cell>
        </table:table-row>
        <table:table-row table:style-name="ro1">
          <table:table-cell office:value-type="float" office:value="18.8147403299809" calcext:value-type="float">
            <text:p>18.8147403299809</text:p>
          </table:table-cell>
          <table:table-cell office:value-type="float" office:value="8.41767251491547" calcext:value-type="float">
            <text:p>8.4176725149154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4265242092168" calcext:value-type="float">
            <text:p>0.984265242092168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0" calcext:value-type="float">
            <text:p>10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5845718329795" calcext:value-type="float">
            <text:p>0.98584571832979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6562942008487" calcext:value-type="float">
            <text:p>0.98656294200848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734087694484" calcext:value-type="float">
            <text:p>0.98373408769448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303886925795" calcext:value-type="float">
            <text:p>0.98303886925795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1.30998332549663" calcext:value-type="float">
            <text:p>1.30998332549663</text:p>
          </table:table-cell>
          <table:table-cell office:value-type="float" office:value="1.65730459592547" calcext:value-type="float">
            <text:p>1.65730459592547</text:p>
          </table:table-cell>
          <table:table-cell office:value-type="float" office:value="0.0201661894795697" calcext:value-type="float">
            <text:p>0.02016618947957</text:p>
          </table:table-cell>
          <table:table-cell office:value-type="float" office:value="0.00185660936509174" calcext:value-type="float">
            <text:p>0.001856609365092</text:p>
          </table:table-cell>
        </table:table-row>
        <table:table-row table:style-name="ro1">
          <table:table-cell office:value-type="float" office:value="53.4815508127213" calcext:value-type="float">
            <text:p>53.4815508127213</text:p>
          </table:table-cell>
          <table:table-cell office:value-type="float" office:value="10.133711963892" calcext:value-type="float">
            <text:p>10.13371196389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6464368457668" calcext:value-type="float">
            <text:p>0.996464368457668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6461429582449" calcext:value-type="float">
            <text:p>0.99646142958244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8584571832979" calcext:value-type="float">
            <text:p>0.99858457183297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95756718528996" calcext:value-type="float">
            <text:p>0.99575671852899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6463932107496" calcext:value-type="float">
            <text:p>0.99646393210749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3639575971732" calcext:value-type="float">
            <text:p>0.99363957597173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7879858657244" calcext:value-type="float">
            <text:p>0.997879858657244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32.2768376382401" calcext:value-type="float">
            <text:p>32.2768376382401</text:p>
          </table:table-cell>
          <table:table-cell office:value-type="float" office:value="1.39311029958621" calcext:value-type="float">
            <text:p>1.39311029958621</text:p>
          </table:table-cell>
          <table:table-cell office:value-type="float" office:value="0.0205770353654011" calcext:value-type="float">
            <text:p>0.020577035365401</text:p>
          </table:table-cell>
          <table:table-cell office:value-type="float" office:value="0.00141299088917474" calcext:value-type="float">
            <text:p>0.001412990889175</text:p>
          </table:table-cell>
        </table:table-row>
        <table:table-row table:style-name="ro1">
          <table:table-cell office:value-type="float" office:value="18.5778139829636" calcext:value-type="float">
            <text:p>18.5778139829636</text:p>
          </table:table-cell>
          <table:table-cell office:value-type="float" office:value="1.92709571123123" calcext:value-type="float">
            <text:p>1.9270957112312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5049565656624" calcext:value-type="float">
            <text:p>0.995049565656624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3630573248407" calcext:value-type="float">
            <text:p>0.99363057324840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434628975265" calcext:value-type="float">
            <text:p>0.9943462897526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5053003533569" calcext:value-type="float">
            <text:p>0.995053003533569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551954001212608" calcext:value-type="float">
            <text:p>0.551954001212608</text:p>
          </table:table-cell>
          <table:table-cell office:value-type="float" office:value="0.211947014565919" calcext:value-type="float">
            <text:p>0.211947014565919</text:p>
          </table:table-cell>
          <table:table-cell office:value-type="float" office:value="0.0164619026686214" calcext:value-type="float">
            <text:p>0.016461902668621</text:p>
          </table:table-cell>
          <table:table-cell office:value-type="float" office:value="0.00100033270757194" calcext:value-type="float">
            <text:p>0.001000332707572</text:p>
          </table:table-cell>
        </table:table-row>
        <table:table-row table:style-name="ro1">
          <table:table-cell office:value-type="float" office:value="40.2340323925018" calcext:value-type="float">
            <text:p>40.2340323925018</text:p>
          </table:table-cell>
          <table:table-cell office:value-type="float" office:value="6.80887541174889" calcext:value-type="float">
            <text:p>6.8088754117488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640859390376" calcext:value-type="float">
            <text:p>0.996640859390376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" calcext:value-type="float">
            <text:p>1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98584571832979" calcext:value-type="float">
            <text:p>0.99858457183297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95756718528996" calcext:value-type="float">
            <text:p>0.99575671852899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5756718528996" calcext:value-type="float">
            <text:p>0.99575671852899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7879858657244" calcext:value-type="float">
            <text:p>0.997879858657244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20.8874773942904" calcext:value-type="float">
            <text:p>20.8874773942904</text:p>
          </table:table-cell>
          <table:table-cell office:value-type="float" office:value="0.795509550986274" calcext:value-type="float">
            <text:p>0.795509550986274</text:p>
          </table:table-cell>
          <table:table-cell office:value-type="float" office:value="0.0203145914752907" calcext:value-type="float">
            <text:p>0.020314591475291</text:p>
          </table:table-cell>
          <table:table-cell office:value-type="float" office:value="0.0010457947047751" calcext:value-type="float">
            <text:p>0.001045794704775</text:p>
          </table:table-cell>
        </table:table-row>
        <table:table-row table:style-name="ro1">
          <table:table-cell office:value-type="float" office:value="22.3874452114105" calcext:value-type="float">
            <text:p>22.3874452114105</text:p>
          </table:table-cell>
          <table:table-cell office:value-type="float" office:value="2.1412613093853" calcext:value-type="float">
            <text:p>2.141261309385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5226494177501" calcext:value-type="float">
            <text:p>0.995226494177501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94338287331918" calcext:value-type="float">
            <text:p>0.9943382873319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4342291371994" calcext:value-type="float">
            <text:p>0.99434229137199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434628975265" calcext:value-type="float">
            <text:p>0.9943462897526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5053003533569" calcext:value-type="float">
            <text:p>0.995053003533569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1.56641578842972" calcext:value-type="float">
            <text:p>1.56641578842972</text:p>
          </table:table-cell>
          <table:table-cell office:value-type="float" office:value="0.339998039812988" calcext:value-type="float">
            <text:p>0.339998039812988</text:p>
          </table:table-cell>
          <table:table-cell office:value-type="float" office:value="0.0169963759424002" calcext:value-type="float">
            <text:p>0.0169963759424</text:p>
          </table:table-cell>
          <table:table-cell office:value-type="float" office:value="0.000918088114776017" calcext:value-type="float">
            <text:p>0.000918088114776</text:p>
          </table:table-cell>
        </table:table-row>
        <table:table-row table:style-name="ro1">
          <table:table-cell office:value-type="float" office:value="19.9751525223255" calcext:value-type="float">
            <text:p>19.9751525223255</text:p>
          </table:table-cell>
          <table:table-cell office:value-type="float" office:value="13.3573051393032" calcext:value-type="float">
            <text:p>13.35730513930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0817324406475" calcext:value-type="float">
            <text:p>0.98081732440647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5" calcext:value-type="float">
            <text:p>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3734087694484" calcext:value-type="float">
            <text:p>0.98373408769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68846817693623" calcext:value-type="float">
            <text:p>0.68846817693623</text:p>
          </table:table-cell>
          <table:table-cell office:value-type="float" office:value="0.518235679152847" calcext:value-type="float">
            <text:p>0.518235679152847</text:p>
          </table:table-cell>
          <table:table-cell office:value-type="float" office:value="0.0217565621530192" calcext:value-type="float">
            <text:p>0.021756562153019</text:p>
          </table:table-cell>
          <table:table-cell office:value-type="float" office:value="0.00166875262174454" calcext:value-type="float">
            <text:p>0.001668752621745</text:p>
          </table:table-cell>
        </table:table-row>
        <table:table-row table:style-name="ro1">
          <table:table-cell office:value-type="float" office:value="20.2846133410931" calcext:value-type="float">
            <text:p>20.2846133410931</text:p>
          </table:table-cell>
          <table:table-cell office:value-type="float" office:value="12.4964891970158" calcext:value-type="float">
            <text:p>12.49648919701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4706938205243" calcext:value-type="float">
            <text:p>0.984706938205243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5" calcext:value-type="float">
            <text:p>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7270155586987" calcext:value-type="float">
            <text:p>0.98727015558698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3745583038869" calcext:value-type="float">
            <text:p>0.983745583038869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303886925795" calcext:value-type="float">
            <text:p>0.98303886925795</text:p>
          </table:table-cell>
          <table:table-cell office:value-type="float" office:value="0.913468281926262" calcext:value-type="float">
            <text:p>0.913468281926262</text:p>
          </table:table-cell>
          <table:table-cell office:value-type="float" office:value="0.667528552323829" calcext:value-type="float">
            <text:p>0.667528552323829</text:p>
          </table:table-cell>
          <table:table-cell office:value-type="float" office:value="0.0217565621530192" calcext:value-type="float">
            <text:p>0.021756562153019</text:p>
          </table:table-cell>
          <table:table-cell office:value-type="float" office:value="0.00161411606683257" calcext:value-type="float">
            <text:p>0.001614116066833</text:p>
          </table:table-cell>
        </table:table-row>
        <table:table-row table:style-name="ro1">
          <table:table-cell office:value-type="float" office:value="18.6895191073418" calcext:value-type="float">
            <text:p>18.6895191073418</text:p>
          </table:table-cell>
          <table:table-cell office:value-type="float" office:value="1.49948644638062" calcext:value-type="float">
            <text:p>1.4994864463806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491386719094" calcext:value-type="float">
            <text:p>0.995491386719094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93630573248407" calcext:value-type="float">
            <text:p>0.99363057324840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5756718528996" calcext:value-type="float">
            <text:p>0.99575671852899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5053003533569" calcext:value-type="float">
            <text:p>0.99505300353356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0.958817886250809" calcext:value-type="float">
            <text:p>0.958817886250809</text:p>
          </table:table-cell>
          <table:table-cell office:value-type="float" office:value="0.104048007328525" calcext:value-type="float">
            <text:p>0.104048007328525</text:p>
          </table:table-cell>
          <table:table-cell office:value-type="float" office:value="0.0136065139653735" calcext:value-type="float">
            <text:p>0.013606513965374</text:p>
          </table:table-cell>
          <table:table-cell office:value-type="float" office:value="0.000997272301234884" calcext:value-type="float">
            <text:p>0.000997272301235</text:p>
          </table:table-cell>
        </table:table-row>
        <table:table-row table:style-name="ro1">
          <table:table-cell office:value-type="float" office:value="17.9909703433514" calcext:value-type="float">
            <text:p>17.9909703433514</text:p>
          </table:table-cell>
          <table:table-cell office:value-type="float" office:value="7.22064325213432" calcext:value-type="float">
            <text:p>7.2206432521343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5954229248407" calcext:value-type="float">
            <text:p>0.975954229248407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" calcext:value-type="float">
            <text:p>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5954738330976" calcext:value-type="float">
            <text:p>0.97595473833097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1.39469032993562" calcext:value-type="float">
            <text:p>1.39469032993562</text:p>
          </table:table-cell>
          <table:table-cell office:value-type="float" office:value="0.457542437720358" calcext:value-type="float">
            <text:p>0.457542437720358</text:p>
          </table:table-cell>
          <table:table-cell office:value-type="float" office:value="0.0196765548216254" calcext:value-type="float">
            <text:p>0.019676554821626</text:p>
          </table:table-cell>
          <table:table-cell office:value-type="float" office:value="0.00118307977016676" calcext:value-type="float">
            <text:p>0.001183079770167</text:p>
          </table:table-cell>
        </table:table-row>
        <table:table-row table:style-name="ro1">
          <table:table-cell office:value-type="float" office:value="17.6045942008495" calcext:value-type="float">
            <text:p>17.6045942008495</text:p>
          </table:table-cell>
          <table:table-cell office:value-type="float" office:value="7.09489795565605" calcext:value-type="float">
            <text:p>7.0948979556560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80109360512602" calcext:value-type="float">
            <text:p>0.980109360512602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" calcext:value-type="float">
            <text:p>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2319660537482" calcext:value-type="float">
            <text:p>0.98231966053748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763446265993484" calcext:value-type="float">
            <text:p>0.763446265993484</text:p>
          </table:table-cell>
          <table:table-cell office:value-type="float" office:value="0.576721220822604" calcext:value-type="float">
            <text:p>0.576721220822604</text:p>
          </table:table-cell>
          <table:table-cell office:value-type="float" office:value="0.0196765548216254" calcext:value-type="float">
            <text:p>0.019676554821626</text:p>
          </table:table-cell>
          <table:table-cell office:value-type="float" office:value="0.0012003500496923" calcext:value-type="float">
            <text:p>0.001200350049692</text:p>
          </table:table-cell>
        </table:table-row>
        <table:table-row table:style-name="ro1">
          <table:table-cell office:value-type="float" office:value="22.4302116632462" calcext:value-type="float">
            <text:p>22.4302116632462</text:p>
          </table:table-cell>
          <table:table-cell office:value-type="float" office:value="9.64231926202774" calcext:value-type="float">
            <text:p>9.6423192620277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9667476798577" calcext:value-type="float">
            <text:p>0.979667476798577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" calcext:value-type="float">
            <text:p>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2.83117179430195" calcext:value-type="float">
            <text:p>2.83117179430195</text:p>
          </table:table-cell>
          <table:table-cell office:value-type="float" office:value="1.09681323201076" calcext:value-type="float">
            <text:p>1.09681323201076</text:p>
          </table:table-cell>
          <table:table-cell office:value-type="float" office:value="0.0198419028974925" calcext:value-type="float">
            <text:p>0.019841902897493</text:p>
          </table:table-cell>
          <table:table-cell office:value-type="float" office:value="0.0017249696544424" calcext:value-type="float">
            <text:p>0.001724969654442</text:p>
          </table:table-cell>
        </table:table-row>
        <table:table-row table:style-name="ro1">
          <table:table-cell office:value-type="float" office:value="24.3661070466042" calcext:value-type="float">
            <text:p>24.3661070466042</text:p>
          </table:table-cell>
          <table:table-cell office:value-type="float" office:value="1.92382743954659" calcext:value-type="float">
            <text:p>1.9238274395465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5668252676845" calcext:value-type="float">
            <text:p>0.995668252676845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94338287331918" calcext:value-type="float">
            <text:p>0.9943382873319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5046001415428" calcext:value-type="float">
            <text:p>0.995046001415428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97169143665959" calcext:value-type="float">
            <text:p>0.9971691436659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5756718528996" calcext:value-type="float">
            <text:p>0.99575671852899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756718528996" calcext:value-type="float">
            <text:p>0.99575671852899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95053003533569" calcext:value-type="float">
            <text:p>0.99505300353356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6466431095406" calcext:value-type="float">
            <text:p>0.996466431095406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95759717314487" calcext:value-type="float">
            <text:p>0.995759717314487</text:p>
          </table:table-cell>
          <table:table-cell office:value-type="float" office:value="1.89201669315447" calcext:value-type="float">
            <text:p>1.89201669315447</text:p>
          </table:table-cell>
          <table:table-cell office:value-type="float" office:value="0.140476925763212" calcext:value-type="float">
            <text:p>0.140476925763212</text:p>
          </table:table-cell>
          <table:table-cell office:value-type="float" office:value="0.0149664939241423" calcext:value-type="float">
            <text:p>0.014966493924142</text:p>
          </table:table-cell>
          <table:table-cell office:value-type="float" office:value="0.000825251227077026" calcext:value-type="float">
            <text:p>0.000825251227077</text:p>
          </table:table-cell>
        </table:table-row>
        <table:table-row table:style-name="ro1">
          <table:table-cell office:value-type="float" office:value="19.8487260639668" calcext:value-type="float">
            <text:p>19.8487260639668</text:p>
          </table:table-cell>
          <table:table-cell office:value-type="float" office:value="10.6278437077999" calcext:value-type="float">
            <text:p>10.627843707799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396550285316" calcext:value-type="float">
            <text:p>0.976396550285316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2" calcext:value-type="float">
            <text:p>2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1.22333038819451" calcext:value-type="float">
            <text:p>1.22333038819451</text:p>
          </table:table-cell>
          <table:table-cell office:value-type="float" office:value="1.27123052151265" calcext:value-type="float">
            <text:p>1.27123052151265</text:p>
          </table:table-cell>
          <table:table-cell office:value-type="float" office:value="0.0197154386769767" calcext:value-type="float">
            <text:p>0.019715438676977</text:p>
          </table:table-cell>
          <table:table-cell office:value-type="float" office:value="0.00106186207314951" calcext:value-type="float">
            <text:p>0.00106186207315</text:p>
          </table:table-cell>
        </table:table-row>
        <table:table-row table:style-name="ro1">
          <table:table-cell office:value-type="float" office:value="15.9007641673088" calcext:value-type="float">
            <text:p>15.9007641673088</text:p>
          </table:table-cell>
          <table:table-cell office:value-type="float" office:value="1.64707401394844" calcext:value-type="float">
            <text:p>1.6470740139484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59954391198033" calcext:value-type="float">
            <text:p>0.959954391198033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491620450379753" calcext:value-type="float">
            <text:p>0.491620450379753</text:p>
          </table:table-cell>
          <table:table-cell office:value-type="float" office:value="0.171324528159425" calcext:value-type="float">
            <text:p>0.171324528159425</text:p>
          </table:table-cell>
          <table:table-cell office:value-type="float" office:value="0.0195523785074637" calcext:value-type="float">
            <text:p>0.019552378507464</text:p>
          </table:table-cell>
          <table:table-cell office:value-type="float" office:value="0.00179277462638432" calcext:value-type="float">
            <text:p>0.001792774626384</text:p>
          </table:table-cell>
        </table:table-row>
        <table:table-row table:style-name="ro1">
          <table:table-cell office:value-type="float" office:value="18.5524141490459" calcext:value-type="float">
            <text:p>18.5524141490459</text:p>
          </table:table-cell>
          <table:table-cell office:value-type="float" office:value="2.26324898004532" calcext:value-type="float">
            <text:p>2.2632489800453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5977758771498" calcext:value-type="float">
            <text:p>0.95977758771498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696780009948107" calcext:value-type="float">
            <text:p>0.696780009948107</text:p>
          </table:table-cell>
          <table:table-cell office:value-type="float" office:value="0.196709212740955" calcext:value-type="float">
            <text:p>0.196709212740955</text:p>
          </table:table-cell>
          <table:table-cell office:value-type="float" office:value="0.0204651478858316" calcext:value-type="float">
            <text:p>0.020465147885832</text:p>
          </table:table-cell>
          <table:table-cell office:value-type="float" office:value="0.0024805804455728" calcext:value-type="float">
            <text:p>0.002480580445573</text:p>
          </table:table-cell>
        </table:table-row>
        <table:table-row table:style-name="ro1">
          <table:table-cell office:value-type="float" office:value="18.072860956192" calcext:value-type="float">
            <text:p>18.072860956192</text:p>
          </table:table-cell>
          <table:table-cell office:value-type="float" office:value="1.72152572870255" calcext:value-type="float">
            <text:p>1.7215257287025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3500689970031" calcext:value-type="float">
            <text:p>0.953500689970031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1875442321302" calcext:value-type="float">
            <text:p>0.95187544232130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4770318021201" calcext:value-type="float">
            <text:p>0.954770318021201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4770318021201" calcext:value-type="float">
            <text:p>0.954770318021201</text:p>
          </table:table-cell>
          <table:table-cell office:value-type="float" office:value="0.921312069170908" calcext:value-type="float">
            <text:p>0.921312069170908</text:p>
          </table:table-cell>
          <table:table-cell office:value-type="float" office:value="0.181414060049597" calcext:value-type="float">
            <text:p>0.181414060049597</text:p>
          </table:table-cell>
          <table:table-cell office:value-type="float" office:value="0.019772647875577" calcext:value-type="float">
            <text:p>0.019772647875577</text:p>
          </table:table-cell>
          <table:table-cell office:value-type="float" office:value="0.00179477186154659" calcext:value-type="float">
            <text:p>0.001794771861547</text:p>
          </table:table-cell>
        </table:table-row>
        <table:table-row table:style-name="ro1">
          <table:table-cell office:value-type="float" office:value="17.9868432879448" calcext:value-type="float">
            <text:p>17.9868432879448</text:p>
          </table:table-cell>
          <table:table-cell office:value-type="float" office:value="2.22093972563744" calcext:value-type="float">
            <text:p>2.2209397256374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3323886575406" calcext:value-type="float">
            <text:p>0.953323886575406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1909476661952" calcext:value-type="float">
            <text:p>0.95190947666195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254416126734796" calcext:value-type="float">
            <text:p>0.254416126734796</text:p>
          </table:table-cell>
          <table:table-cell office:value-type="float" office:value="0.203167688356863" calcext:value-type="float">
            <text:p>0.203167688356863</text:p>
          </table:table-cell>
          <table:table-cell office:value-type="float" office:value="0.0197182310090721" calcext:value-type="float">
            <text:p>0.019718231009072</text:p>
          </table:table-cell>
          <table:table-cell office:value-type="float" office:value="0.00190489761659292" calcext:value-type="float">
            <text:p>0.001904897616593</text:p>
          </table:table-cell>
        </table:table-row>
        <table:table-row table:style-name="ro1">
          <table:table-cell office:value-type="float" office:value="16.1185826361179" calcext:value-type="float">
            <text:p>16.1185826361179</text:p>
          </table:table-cell>
          <table:table-cell office:value-type="float" office:value="1.39748686552048" calcext:value-type="float">
            <text:p>1.3974868655204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8804981355163" calcext:value-type="float">
            <text:p>0.958804981355163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981612446959" calcext:value-type="float">
            <text:p>0.95898161244695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649619106523943" calcext:value-type="float">
            <text:p>0.649619106523943</text:p>
          </table:table-cell>
          <table:table-cell office:value-type="float" office:value="0.11173174073325" calcext:value-type="float">
            <text:p>0.11173174073325</text:p>
          </table:table-cell>
          <table:table-cell office:value-type="float" office:value="0.0205388350128757" calcext:value-type="float">
            <text:p>0.020538835012876</text:p>
          </table:table-cell>
          <table:table-cell office:value-type="float" office:value="0.00182544713748828" calcext:value-type="float">
            <text:p>0.001825447137488</text:p>
          </table:table-cell>
        </table:table-row>
        <table:table-row table:style-name="ro1">
          <table:table-cell office:value-type="float" office:value="19.0424381196499" calcext:value-type="float">
            <text:p>19.0424381196499</text:p>
          </table:table-cell>
          <table:table-cell office:value-type="float" office:value="1.91113048791885" calcext:value-type="float">
            <text:p>1.9111304879188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8362785002364" calcext:value-type="float">
            <text:p>0.958362785002364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1.34028351309996" calcext:value-type="float">
            <text:p>1.34028351309996</text:p>
          </table:table-cell>
          <table:table-cell office:value-type="float" office:value="0.316336110943164" calcext:value-type="float">
            <text:p>0.316336110943164</text:p>
          </table:table-cell>
          <table:table-cell office:value-type="float" office:value="0.019956854062532" calcext:value-type="float">
            <text:p>0.019956854062532</text:p>
          </table:table-cell>
          <table:table-cell office:value-type="float" office:value="0.00167564000783317" calcext:value-type="float">
            <text:p>0.001675640007833</text:p>
          </table:table-cell>
        </table:table-row>
        <table:table-row table:style-name="ro1">
          <table:table-cell office:value-type="float" office:value="18.5137860178947" calcext:value-type="float">
            <text:p>18.5137860178947</text:p>
          </table:table-cell>
          <table:table-cell office:value-type="float" office:value="1.5238248705864" calcext:value-type="float">
            <text:p>1.523824870586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52174414080981" calcext:value-type="float">
            <text:p>0.952174414080981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48373408769448" calcext:value-type="float">
            <text:p>0.94837340876944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4770318021201" calcext:value-type="float">
            <text:p>0.95477031802120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0.937796566496468" calcext:value-type="float">
            <text:p>0.937796566496468</text:p>
          </table:table-cell>
          <table:table-cell office:value-type="float" office:value="0.226738487121629" calcext:value-type="float">
            <text:p>0.226738487121629</text:p>
          </table:table-cell>
          <table:table-cell office:value-type="float" office:value="0.0210949080117285" calcext:value-type="float">
            <text:p>0.021094908011729</text:p>
          </table:table-cell>
          <table:table-cell office:value-type="float" office:value="0.00242803581381497" calcext:value-type="float">
            <text:p>0.002428035813815</text:p>
          </table:table-cell>
        </table:table-row>
        <table:table-row table:style-name="ro1">
          <table:table-cell office:value-type="float" office:value="18.1918224394321" calcext:value-type="float">
            <text:p>18.1918224394321</text:p>
          </table:table-cell>
          <table:table-cell office:value-type="float" office:value="1.82951101660728" calcext:value-type="float">
            <text:p>1.8295110166072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51909271110027" calcext:value-type="float">
            <text:p>0.951909271110027</text:p>
          </table:table-cell>
          <table:table-cell office:value-type="string" calcext:value-type="string">
            <text:p>ExtraTreesClassifier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53290870488323" calcext:value-type="float">
            <text:p>0.95329087048832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909476661952" calcext:value-type="float">
            <text:p>0.95190947666195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4982332155477" calcext:value-type="float">
            <text:p>0.9498233215547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722166453946153" calcext:value-type="float">
            <text:p>0.722166453946153</text:p>
          </table:table-cell>
          <table:table-cell office:value-type="float" office:value="0.203118236377115" calcext:value-type="float">
            <text:p>0.203118236377115</text:p>
          </table:table-cell>
          <table:table-cell office:value-type="float" office:value="0.0219839376422201" calcext:value-type="float">
            <text:p>0.02198393764222</text:p>
          </table:table-cell>
          <table:table-cell office:value-type="float" office:value="0.00166422497130395" calcext:value-type="float">
            <text:p>0.001664224971304</text:p>
          </table:table-cell>
        </table:table-row>
      </table:table>
      <table:named-expressions/>
      <table:database-ranges>
        <table:database-range table:name="__Anonymous_Sheet_DB__0" table:target-range-address="search_results_3.A1:search_results_3.AF31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20:58:27.773678929</dc:date>
    <meta:editing-duration>PT3M14S</meta:editing-duration>
    <meta:editing-cycles>1</meta:editing-cycles>
    <meta:document-statistic meta:table-count="1" meta:cell-count="982" meta:object-count="0"/>
    <meta:generator>LibreOffice/5.2.7.2$Linux_X86_64 LibreOffice_project/20m0$Build-2</meta:generator>
  </office:meta>
</office:document-meta>
</file>